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8B5000017AC21BC491E.svm"/>
  <manifest:file-entry manifest:media-type="" manifest:full-path="Pictures/20000007000045260000200B4ECFBC47.svm"/>
  <manifest:file-entry manifest:media-type="" manifest:full-path="Pictures/20000007000054DB0000051187E672A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5" style:family="paragraph" style:parent-style-name="Standard">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6"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style:text-underline-style="none" fo:font-weight="normal" style:font-weight-asian="normal" style:font-weight-complex="normal"/>
    </style:style>
    <style:style style:name="P10"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1" style:family="paragraph" style:parent-style-name="Standard">
      <style:paragraph-properties fo:text-align="justify" style:justify-single-word="false"/>
      <style:text-properties fo:color="#000000" style:font-name="Times New Roman"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color="#000000" style:font-name="Times New Roman" fo:font-size="12pt" fo:font-weight="normal" style:font-size-asian="12pt" style:font-weight-asian="normal" style:font-size-complex="12pt" style:font-weight-complex="normal"/>
    </style:style>
    <style:style style:name="P13" style:family="paragraph" style:parent-style-name="Footnote">
      <style:paragraph-properties fo:margin-left="0cm" fo:margin-right="0cm" fo:text-align="justify" style:justify-single-word="false" fo:text-indent="0cm" style:auto-text-indent="false"/>
    </style:style>
    <style:style style:name="P14" style:family="paragraph" style:parent-style-name="Preformatted_20_Text">
      <style:paragraph-properties fo:text-align="justify" style:justify-single-word="false"/>
    </style:style>
    <style:style style:name="P15" style:family="paragraph" style:parent-style-name="Preformatted_20_Text">
      <style:paragraph-properties fo:margin-top="0cm" fo:margin-bottom="0.499cm"/>
    </style:style>
    <style:style style:name="P16" style:family="paragraph" style:parent-style-name="Preformatted_20_Text">
      <style:paragraph-properties fo:margin-top="0cm" fo:margin-bottom="0.499cm" fo:line-height="125%" fo:background-color="#1c1c1c">
        <style:background-image/>
      </style:paragraph-properties>
      <style:text-properties fo:color="#0086f7" fo:font-weight="bold"/>
    </style:style>
    <style:style style:name="P17" style:family="paragraph" style:parent-style-name="Preformatted_20_Text">
      <style:paragraph-properties fo:margin-top="0cm" fo:margin-bottom="0.499cm" fo:line-height="125%" fo:background-color="#1c1c1c">
        <style:background-image/>
      </style:paragraph-properties>
    </style:style>
    <style:style style:name="P18" style:family="paragraph" style:parent-style-name="Preformatted_20_Text">
      <style:paragraph-properties fo:margin-top="0cm" fo:margin-bottom="0.499cm" fo:line-height="125%" fo:background-color="#1c1c1c">
        <style:background-image/>
      </style:paragraph-properties>
      <style:text-properties fo:font-size="10pt" style:font-size-asian="10pt" style:font-size-complex="10pt"/>
    </style:style>
    <style:style style:name="P19" style:family="paragraph" style:parent-style-name="Preformatted_20_Text">
      <style:paragraph-properties fo:margin-top="0cm" fo:margin-bottom="0.499cm" fo:line-height="125%" fo:background-color="#111111">
        <style:background-image/>
      </style:paragraph-properties>
      <style:text-properties fo:color="#0086f7" fo:font-weight="bold"/>
    </style:style>
    <style:style style:name="P20" style:family="paragraph" style:parent-style-name="Preformatted_20_Text">
      <style:paragraph-properties fo:text-align="justify" style:justify-single-word="false" fo:background-color="#1c1c1c">
        <style:background-image/>
      </style:paragraph-properties>
    </style:style>
    <style:style style:name="P21" style:family="paragraph" style:parent-style-name="Preformatted_20_Text">
      <style:paragraph-properties fo:line-height="125%" fo:background-color="#1c1c1c">
        <style:background-image/>
      </style:paragraph-properties>
    </style:style>
    <style:style style:name="P22" style:family="paragraph" style:parent-style-name="Preformatted_20_Text">
      <style:paragraph-properties fo:line-height="125%" fo:background-color="#1c1c1c">
        <style:background-image/>
      </style:paragraph-properties>
      <style:text-properties fo:font-size="10pt" style:font-size-asian="10pt" style:font-size-complex="10pt"/>
    </style:style>
    <style:style style:name="P23" style:family="paragraph" style:parent-style-name="Preformatted_20_Text">
      <style:paragraph-properties fo:line-height="125%" fo:background-color="#1c1c1c">
        <style:background-image/>
      </style:paragraph-properties>
      <style:text-properties fo:color="#0086f7" fo:font-weight="bold"/>
    </style:style>
    <style:style style:name="P24" style:family="paragraph" style:parent-style-name="Preformatted_20_Text">
      <style:paragraph-properties fo:line-height="125%" fo:background-color="#1c1c1c">
        <style:background-image/>
      </style:paragraph-properties>
      <style:text-properties fo:color="#008800" fo:font-style="italic" fo:background-color="#0f140f"/>
    </style:style>
    <style:style style:name="P25" style:family="paragraph" style:parent-style-name="Preformatted_20_Text">
      <style:paragraph-properties fo:text-align="justify" style:justify-single-word="false" fo:background-color="#1c1c1c">
        <style:background-image/>
      </style:paragraph-properties>
      <style:text-properties style:text-underline-style="none" fo:font-weight="normal" style:font-weight-asian="normal" style:font-weight-complex="normal"/>
    </style:style>
    <style:style style:name="P26" style:family="paragraph" style:parent-style-name="Preformatted_20_Text">
      <style:paragraph-properties fo:text-align="justify" style:justify-single-word="false" fo:background-color="#111111">
        <style:background-image/>
      </style:paragraph-properties>
    </style:style>
    <style:style style:name="P27" style:family="paragraph" style:parent-style-name="Preformatted_20_Text">
      <style:paragraph-properties fo:line-height="125%" fo:background-color="#111111">
        <style:background-image/>
      </style:paragraph-properties>
    </style:style>
    <style:style style:name="P28" style:family="paragraph" style:parent-style-name="Preformatted_20_Text">
      <style:paragraph-properties fo:line-height="125%" fo:background-color="#111111">
        <style:background-image/>
      </style:paragraph-properties>
      <style:text-properties fo:color="#0086f7" fo:font-weight="bold"/>
    </style:style>
    <style:style style:name="P29" style:family="paragraph" style:parent-style-name="Standard" style:list-style-name="L1">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30" style:family="paragraph" style:parent-style-name="Standard">
      <style:paragraph-properties fo:text-align="justify" style:justify-single-word="false"/>
      <style:text-properties style:text-underline-style="none" fo:font-weight="normal" style:font-weight-asian="normal" style:font-weight-complex="normal"/>
    </style:style>
    <style:style style:name="P31" style:family="paragraph" style:parent-style-name="Standard" style:list-style-name="L2">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32" style:family="paragraph" style:parent-style-name="Standard" style:list-style-name="L6">
      <style:paragraph-properties fo:text-align="justify" style:justify-single-word="false"/>
      <style:text-properties fo:font-style="italic" fo:font-weight="normal" style:font-style-asian="italic" style:font-weight-asian="normal" style:font-style-complex="italic" style:font-weight-complex="normal"/>
    </style:style>
    <style:style style:name="P33" style:family="paragraph" style:parent-style-name="Standard" style:list-style-name="L8">
      <style:paragraph-properties fo:text-align="justify" style:justify-single-word="false"/>
      <style:text-properties fo:font-style="italic" fo:font-weight="normal" style:font-style-asian="italic" style:font-weight-asian="normal" style:font-style-complex="italic" style:font-weight-complex="normal"/>
    </style:style>
    <style:style style:name="P34"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6" style:family="paragraph" style:parent-style-name="Standard" style:list-style-name="L3">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7" style:family="paragraph" style:parent-style-name="Standard" style:list-style-name="L4">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8" style:family="paragraph" style:parent-style-name="Standard" style:list-style-name="L9">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9" style:family="paragraph" style:parent-style-name="Standard" style:list-style-name="L10">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40" style:family="paragraph" style:parent-style-name="Standard">
      <style:paragraph-properties fo:text-align="justify" style:justify-single-word="false"/>
      <style:text-properties fo:font-style="normal" style:font-style-asian="normal" style:font-style-complex="normal"/>
    </style:style>
    <style:style style:name="P41"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2" style:family="paragraph" style:parent-style-name="Standard" style:list-style-name="L5">
      <style:paragraph-properties fo:text-align="justify" style:justify-single-word="false"/>
      <style:text-properties fo:font-style="normal" fo:font-weight="normal" style:font-style-asian="normal" style:font-weight-asian="normal" style:font-style-complex="normal" style:font-weight-complex="normal"/>
    </style:style>
    <style:style style:name="P43" style:family="paragraph" style:parent-style-name="Standard">
      <style:paragraph-properties fo:text-align="justify" style:justify-single-word="false"/>
    </style:style>
    <style:style style:name="P44" style:family="paragraph" style:parent-style-name="Standard" style:list-style-name="L5">
      <style:paragraph-properties fo:text-align="justify" style:justify-single-word="false"/>
    </style:style>
    <style:style style:name="P45" style:family="paragraph" style:parent-style-name="Standard" style:list-style-name="L7">
      <style:paragraph-properties fo:text-align="justify" style:justify-single-word="false"/>
    </style:style>
    <style:style style:name="P46" style:family="paragraph" style:parent-style-name="Standard">
      <style:paragraph-properties fo:text-align="justify" style:justify-single-word="false"/>
      <style:text-properties style:font-name="Courier New" fo:font-size="11pt" fo:font-style="normal" style:text-underline-style="none" fo:font-weight="normal" style:font-size-asian="11pt" style:font-style-asian="normal" style:font-weight-asian="normal" style:font-size-complex="11pt" style:font-style-complex="normal" style:font-weight-complex="normal"/>
    </style:style>
    <style:style style:name="P47" style:family="paragraph" style:parent-style-name="Standard">
      <style:paragraph-properties fo:text-align="justify" style:justify-single-word="false"/>
      <style:text-properties fo:font-weight="normal" style:font-weight-asian="normal" style:font-weight-complex="normal"/>
    </style:style>
    <style:style style:name="P48" style:family="paragraph" style:parent-style-name="Preformatted_20_Text">
      <style:paragraph-properties fo:text-align="justify" style:justify-single-word="false" fo:background-color="#1c1c1c">
        <style:background-image/>
      </style:paragraph-properties>
      <style:text-properties fo:color="#008800" fo:font-style="normal" style:text-underline-style="none" fo:font-weight="normal" fo:background-color="#0f140f" style:font-style-asian="normal" style:font-weight-asian="normal" style:font-style-complex="normal" style:font-weight-complex="normal"/>
    </style:style>
    <style:style style:name="P49" style:family="paragraph" style:parent-style-name="Preformatted_20_Text">
      <style:paragraph-properties fo:text-align="justify" style:justify-single-word="false" fo:background-color="#1c1c1c">
        <style:background-image/>
      </style:paragraph-properties>
      <style:text-properties fo:color="#008800" fo:font-style="normal" fo:font-weight="normal" fo:background-color="#0f140f" style:font-style-asian="normal" style:font-weight-asian="normal" style:font-style-complex="normal" style:font-weight-complex="normal"/>
    </style:style>
    <style:style style:name="P50" style:family="paragraph" style:parent-style-name="Preformatted_20_Text">
      <style:paragraph-properties fo:text-align="justify" style:justify-single-word="false" fo:background-color="#1c1c1c">
        <style:background-image/>
      </style:paragraph-properties>
      <style:text-properties fo:font-style="normal" style:text-underline-style="none" fo:font-weight="normal" style:font-style-asian="normal" style:font-weight-asian="normal" style:font-style-complex="normal" style:font-weight-complex="normal"/>
    </style:style>
    <style:style style:name="P51" style:family="paragraph" style:parent-style-name="Preformatted_20_Text">
      <style:paragraph-properties fo:line-height="125%" fo:background-color="#1c1c1c">
        <style:background-image/>
      </style:paragraph-properties>
    </style:style>
    <style:style style:name="P52" style:family="paragraph" style:parent-style-name="Preformatted_20_Text">
      <style:paragraph-properties fo:text-align="justify" style:justify-single-word="false" fo:background-color="#1c1c1c">
        <style:background-image/>
      </style:paragraph-properties>
    </style:style>
    <style:style style:name="P53" style:family="paragraph" style:parent-style-name="Preformatted_20_Text">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54" style:family="paragraph" style:parent-style-name="Preformatted_20_Text">
      <style:paragraph-properties fo:margin-top="0cm" fo:margin-bottom="0.499cm"/>
    </style:style>
    <style:style style:name="P55" style:family="paragraph" style:parent-style-name="Preformatted_20_Text">
      <style:paragraph-properties fo:margin-top="0cm" fo:margin-bottom="0.499cm" fo:line-height="125%" fo:background-color="#1c1c1c">
        <style:background-image/>
      </style:paragraph-properties>
      <style:text-properties fo:color="#ffffff"/>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tyle="normal" style:text-underline-style="none" fo:font-weight="bold" style:font-style-asian="normal" style:font-weight-asian="bold" style:font-style-complex="normal" style:font-weight-complex="bold"/>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ffffff"/>
    </style:style>
    <style:style style:name="T9" style:family="text">
      <style:text-properties fo:color="#ffffff" style:font-name="Courier New" fo:font-size="10pt" style:font-size-asian="10pt" style:font-size-complex="10pt"/>
    </style:style>
    <style:style style:name="T10" style:family="text">
      <style:text-properties fo:color="#ffffff" fo:font-style="normal" style:text-underline-style="none" fo:font-weight="normal" style:font-style-asian="normal" style:font-weight-asian="normal" style:font-style-complex="normal" style:font-weight-complex="normal"/>
    </style:style>
    <style:style style:name="T11" style:family="text">
      <style:text-properties fo:color="#ffffff" fo:font-style="normal" style:font-style-asian="normal" style:font-style-complex="normal"/>
    </style:style>
    <style:style style:name="T12" style:family="text">
      <style:text-properties fo:color="#ffffff" fo:font-weight="normal" style:font-weight-asian="normal" style:font-weight-complex="normal"/>
    </style:style>
    <style:style style:name="T13" style:family="text">
      <style:text-properties fo:color="#fb660a" fo:font-weight="bold"/>
    </style:style>
    <style:style style:name="T14" style:family="text">
      <style:text-properties fo:color="#fb660a" fo:font-weight="bold" style:font-weight-asian="normal" style:font-weight-complex="normal"/>
    </style:style>
    <style:style style:name="T15" style:family="text">
      <style:text-properties fo:color="#fb660a" style:font-name="Courier New" fo:font-size="10pt" fo:font-weight="bold" style:font-size-asian="10pt" style:font-size-complex="10pt"/>
    </style:style>
    <style:style style:name="T16" style:family="text">
      <style:text-properties fo:color="#fb660a" fo:font-style="normal" style:text-underline-style="none" fo:font-weight="bold" style:font-style-asian="normal" style:font-weight-asian="normal" style:font-style-complex="normal" style:font-weight-complex="normal"/>
    </style:style>
    <style:style style:name="T17" style:family="text">
      <style:text-properties fo:color="#fb660a" fo:font-style="normal" fo:font-weight="bold" style:font-style-asian="normal" style:font-style-complex="normal"/>
    </style:style>
    <style:style style:name="T18" style:family="text">
      <style:text-properties fo:color="#000000" style:font-name="Times New Roman" fo:font-size="12pt" style:font-size-asian="12pt" style:font-size-complex="12pt"/>
    </style:style>
    <style:style style:name="T19" style:family="text">
      <style:text-properties fo:color="#000000" style:font-name="Times New Roman" fo:font-size="12pt" style:text-underline-style="none" style:font-size-asian="12pt" style:font-size-complex="12pt"/>
    </style:style>
    <style:style style:name="T20"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21" style:family="text">
      <style:text-properties fo:color="#000000" style:font-name="Times New Roman" fo:font-size="12pt" fo:font-style="normal" style:font-size-asian="12pt" style:font-style-asian="normal" style:font-size-complex="12pt" style:font-style-complex="normal"/>
    </style:style>
    <style:style style:name="T22" style:family="text">
      <style:text-properties fo:color="#000000" fo:font-size="12pt" style:font-size-asian="12pt" style:font-size-complex="12pt"/>
    </style:style>
    <style:style style:name="T23" style:family="text">
      <style:text-properties fo:color="#000000" fo:font-size="12pt" style:text-underline-style="none" style:font-size-asian="12pt" style:font-size-complex="12pt"/>
    </style:style>
    <style:style style:name="T24" style:family="text">
      <style:text-properties fo:color="#000000" style:font-name="Courier New" fo:font-size="10pt" style:font-size-asian="10pt" style:font-size-complex="10pt"/>
    </style:style>
    <style:style style:name="T25" style:family="text">
      <style:text-properties fo:font-style="italic" style:font-style-asian="italic" style:font-style-complex="italic"/>
    </style:style>
    <style:style style:name="T26" style:family="text">
      <style:text-properties fo:font-style="italic" style:text-underline-style="none" fo:font-weight="normal" style:font-style-asian="italic" style:font-weight-asian="normal" style:font-style-complex="italic" style:font-weight-complex="normal"/>
    </style:style>
    <style:style style:name="T27" style:family="text">
      <style:text-properties fo:color="#0086d2"/>
    </style:style>
    <style:style style:name="T28"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29" style:family="text">
      <style:text-properties fo:font-size="11pt" fo:font-style="normal" style:font-size-asian="11pt" style:font-style-asian="normal" style:font-size-complex="11pt" style:font-style-complex="normal"/>
    </style:style>
    <style:style style:name="T30" style:family="text">
      <style:text-properties fo:font-size="11pt" fo:font-style="italic" style:font-size-asian="11pt" style:font-style-asian="italic" style:font-size-complex="11pt" style:font-style-complex="italic"/>
    </style:style>
    <style:style style:name="T31" style:family="text">
      <style:text-properties style:font-name="Courier New" fo:font-size="11pt" fo:font-style="normal" style:font-size-asian="11pt" style:font-style-asian="normal" style:font-size-complex="11pt" style:font-style-complex="normal"/>
    </style:style>
    <style:style style:name="T32" style:family="text">
      <style:text-properties style:font-name="Courier New" fo:font-size="11pt" fo:font-style="normal" style:text-underline-style="none" fo:font-weight="normal" style:font-size-asian="11pt" style:font-style-asian="normal" style:font-weight-asian="normal" style:font-size-complex="11pt" style:font-style-complex="normal" style:font-weight-complex="normal"/>
    </style:style>
    <style:style style:name="T33"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34" style:family="text">
      <style:text-properties fo:color="#0086f7" fo:font-weight="bold"/>
    </style:style>
    <style:style style:name="T35" style:family="text">
      <style:text-properties fo:color="#008800" fo:font-style="italic" fo:background-color="#0f140f"/>
    </style:style>
    <style:style style:name="T36" style:family="text">
      <style:text-properties fo:color="#ff0086" fo:font-weight="bold"/>
    </style:style>
    <style:style style:name="T37" style:family="text">
      <style:text-properties style:font-name="Courier New" fo:font-size="11pt"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I"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I"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ython project structure and imports</text:p>
      <text:p text:style-name="P1"/>
      <text:p text:style-name="P2"><text:a xlink:type="simple" xlink:href="https://realpython.com/python-import/" text:style-name="Internet_20_link" text:visited-style-name="Visited_20_Internet_20_Link">https://realpython.com/python-import/</text:a> </text:p>
      <text:p text:style-name="P2"><text:a xlink:type="simple" xlink:href="https://dev.to/codemouse92/dead-simple-python-project-structure-and-imports-38c6" text:style-name="Internet_20_link" text:visited-style-name="Visited_20_Internet_20_Link">https://dev.to/codemouse92/dead-simple-python-project-structure-and-imports-38c6</text:a> </text:p>
      <text:p text:style-name="P2"/>
      <text:p text:style-name="P2"/>
      <text:list xml:id="list4402680346959600139" text:style-name="L1">
        <text:list-item>
          <text:p text:style-name="P29">Basic python import</text:p>
        </text:list-item>
      </text:list>
      <text:p text:style-name="P9"/>
      <text:p text:style-name="P9">Python code is organized into both modules and packages. This section will explain how they differ and how you can work with them.</text:p>
      <text:p text:style-name="P9"/>
      <text:p text:style-name="P9"/>
      <text:list xml:id="list4393784803001859590" text:style-name="L2">
        <text:list-item>
          <text:p text:style-name="P31">Python modules</text:p>
        </text:list-item>
      </text:list>
      <text:p text:style-name="P7"/>
      <text:p text:style-name="P7">Official definition :</text:p>
      <text:p text:style-name="P8"><text:span text:style-name="T4">"</text:span><text:span text:style-name="T26">An object that serves as an organizational unit of Python code. Modules have a namespace containing arbitrary Python objects</text:span><text:span text:style-name="T4">".</text:span></text:p>
      <text:p text:style-name="P7"/>
      <text:p text:style-name="P8"><text:span text:style-name="T4">In practice, a module usually corresponds to </text:span><text:span text:style-name="T5">one</text:span><text:span text:style-name="Source_20_Text"><text:span text:style-name="T5">.py</text:span></text:span><text:span text:style-name="T5"> file</text:span><text:span text:style-name="T4"> containing Python code. Modules can be imported and reused in other python files. C</text:span>onsider the following example :</text:p>
      <text:p text:style-name="P8"/>
      <text:p text:style-name="P20"><text:span text:style-name="Source_20_Text"><text:span text:style-name="T8">&gt;&gt;&gt;</text:span></text:span><text:span text:style-name="Source_20_Text"> </text:span><text:span text:style-name="Source_20_Text"><text:span text:style-name="T13">import</text:span></text:span><text:span text:style-name="Source_20_Text"> </text:span><text:span text:style-name="Source_20_Text"><text:span text:style-name="T8">math</text:span></text:span></text:p>
      <text:p text:style-name="P21"><text:span text:style-name="T8">&gt;&gt;&gt;</text:span> <text:span text:style-name="T8">math.pi</text:span></text:p>
      <text:p text:style-name="P16">3.141592653589793</text:p>
      <text:p text:style-name="P14"><text:span text:style-name="Source_20_Text"><text:span text:style-name="T18">In the first line, </text:span></text:span><text:span text:style-name="Source_20_Text"><text:span text:style-name="T22">import math</text:span></text:span><text:span text:style-name="Source_20_Text"><text:span text:style-name="T18">, you import the code in the</text:span></text:span><text:span text:style-name="Source_20_Text"><text:span text:style-name="T19"> </text:span></text:span><text:a xlink:type="simple" xlink:href="https://realpython.com/python-math-module/" text:style-name="Internet_20_link" text:visited-style-name="Visited_20_Internet_20_Link"><text:span text:style-name="Source_20_Text"><text:span text:style-name="T23">math</text:span></text:span></text:a><text:a xlink:type="simple" xlink:href="https://realpython.com/python-math-module/" text:style-name="Internet_20_link" text:visited-style-name="Visited_20_Internet_20_Link"><text:span text:style-name="Source_20_Text"><text:span text:style-name="T19"> module</text:span></text:span></text:a><text:span text:style-name="Source_20_Text"><text:span text:style-name="T18"> and make it available to use. In the second line, you access the </text:span></text:span><text:span text:style-name="Source_20_Text"><text:span text:style-name="T22">pi</text:span></text:span><text:span text:style-name="Source_20_Text"><text:span text:style-name="T18"> variable within the </text:span></text:span><text:span text:style-name="Source_20_Text"><text:span text:style-name="T22">math</text:span></text:span><text:span text:style-name="Source_20_Text"><text:span text:style-name="T18"> module. Note that you write </text:span></text:span><text:span text:style-name="Source_20_Text"><text:span text:style-name="T22">math.pi</text:span></text:span><text:span text:style-name="Source_20_Text"><text:span text:style-name="T18"> and not just simply </text:span></text:span><text:span text:style-name="Source_20_Text"><text:span text:style-name="T22">pi</text:span></text:span><text:span text:style-name="Source_20_Text"><text:span text:style-name="T18">. In addition to being a module, </text:span></text:span><text:span text:style-name="Source_20_Text"><text:span text:style-name="T22">math</text:span></text:span><text:span text:style-name="Source_20_Text"><text:span text:style-name="T18"> acts as a </text:span></text:span><text:span text:style-name="Source_20_Text"><text:span text:style-name="Strong_20_Emphasis"><text:span text:style-name="T18">namespace</text:span></text:span></text:span><text:span text:style-name="Source_20_Text"><text:span text:style-name="T18"> that keeps all the attributes of the module together.</text:span></text:span></text:p>
      <text:p text:style-name="P14"><text:span text:style-name="Source_20_Text"><text:span text:style-name="T18"/></text:span></text:p>
      <text:p text:style-name="P14"><text:span text:style-name="Source_20_Text"><text:span text:style-name="T18">You can list the contents of a namespace (potentially created by importing a module) with </text:span></text:span><text:span text:style-name="Source_20_Text"><text:span text:style-name="T22">dir()</text:span></text:span><text:span text:style-name="Source_20_Text"><text:span text:style-name="T18">: </text:span></text:span></text:p>
      <text:p text:style-name="P20"><text:span text:style-name="Source_20_Text"><text:span text:style-name="T9">&gt;&gt;&gt;</text:span></text:span><text:span text:style-name="Source_20_Text"><text:span text:style-name="T24"> </text:span></text:span><text:span text:style-name="Source_20_Text"><text:span text:style-name="T15">import</text:span></text:span><text:span text:style-name="Source_20_Text"><text:span text:style-name="T24"> </text:span></text:span><text:span text:style-name="Source_20_Text"><text:span text:style-name="T9">math</text:span></text:span></text:p>
      <text:p text:style-name="P22"><text:span text:style-name="T8">&gt;&gt;&gt;</text:span> <text:span text:style-name="T8">dir()</text:span></text:p>
      <text:p text:style-name="P22"><text:span text:style-name="T8">[</text:span><text:span text:style-name="T27">'__annotations__'</text:span><text:span text:style-name="T8">,</text:span> <text:span text:style-name="T27">'__builtins__'</text:span><text:span text:style-name="T8">,</text:span> <text:span text:style-name="T8">...,</text:span> <text:span text:style-name="T27">'math'</text:span><text:span text:style-name="T8">]</text:span></text:p>
      <text:p text:style-name="P22"/>
      <text:p text:style-name="P22"><text:span text:style-name="T8">&gt;&gt;&gt;</text:span> <text:span text:style-name="T8">dir(math)</text:span></text:p>
      <text:p text:style-name="P18"><text:span text:style-name="T8">[</text:span><text:span text:style-name="T27">'__doc__'</text:span><text:span text:style-name="T8">,</text:span> <text:span text:style-name="T8">...,</text:span> <text:span text:style-name="T27">'nan'</text:span><text:span text:style-name="T8">,</text:span> <text:span text:style-name="T27">'pi'</text:span><text:span text:style-name="T8">,</text:span> <text:span text:style-name="T27">'pow'</text:span><text:span text:style-name="T8">,</text:span> <text:span text:style-name="T8">...]</text:span></text:p>
      <text:p text:style-name="P14"><text:span text:style-name="Source_20_Text"><text:span text:style-name="T18">Using </text:span></text:span><text:span text:style-name="Source_20_Text"><text:span text:style-name="T22">dir()</text:span></text:span><text:span text:style-name="Source_20_Text"><text:span text:style-name="T18"> without any argument shows what’s in the global namespace. To see the contents of the </text:span></text:span><text:span text:style-name="Source_20_Text"><text:span text:style-name="T22">math</text:span></text:span><text:span text:style-name="Source_20_Text"><text:span text:style-name="T18"> namespace, you use </text:span></text:span><text:span text:style-name="Source_20_Text"><text:span text:style-name="T22">dir(math)</text:span></text:span><text:span text:style-name="Source_20_Text"><text:span text:style-name="T18">.</text:span></text:span></text:p>
      <text:p text:style-name="P14"><text:span text:style-name="Source_20_Text"><text:span text:style-name="T18"/></text:span></text:p>
      <text:p text:style-name="P14"><text:span text:style-name="Source_20_Text"><text:span text:style-name="T18">Another syntax can be used when importing modules, that allow to import specific parts of a module and to place it in the global namespace :</text:span></text:span></text:p>
      <text:p text:style-name="P14"><text:span text:style-name="Source_20_Text"><text:span text:style-name="T18"/></text:span></text:p>
      <text:p text:style-name="P20"><text:span text:style-name="Source_20_Text"><text:span text:style-name="T9">&gt;&gt;&gt;</text:span></text:span><text:span text:style-name="Source_20_Text"><text:span text:style-name="T24"> </text:span></text:span><text:span text:style-name="Source_20_Text"><text:span text:style-name="T15">from</text:span></text:span><text:span text:style-name="Source_20_Text"><text:span text:style-name="T24"> </text:span></text:span><text:span text:style-name="Source_20_Text"><text:span text:style-name="T9">math</text:span></text:span><text:span text:style-name="Source_20_Text"><text:span text:style-name="T24"> </text:span></text:span><text:span text:style-name="Source_20_Text"><text:span text:style-name="T15">import</text:span></text:span><text:span text:style-name="Source_20_Text"><text:span text:style-name="T24"> </text:span></text:span><text:span text:style-name="Source_20_Text"><text:span text:style-name="T9">pi</text:span></text:span></text:p>
      <text:p text:style-name="P21"><text:span text:style-name="T8">&gt;&gt;&gt;</text:span> <text:span text:style-name="T8">pi</text:span></text:p>
      <text:p text:style-name="P23">3.141592653589793</text:p>
      <text:p text:style-name="P21"/>
      <text:p text:style-name="P21"><text:span text:style-name="T8">&gt;&gt;&gt;</text:span> <text:span text:style-name="T8">math.pi</text:span></text:p>
      <text:p text:style-name="P17"><text:span text:style-name="T8">NameError:</text:span> <text:span text:style-name="T8">name</text:span> <text:span text:style-name="T27">'math'</text:span> <text:span text:style-name="T8">is</text:span> <text:span text:style-name="T8">not</text:span> <text:span text:style-name="T8">defined</text:span></text:p>
      <text:p text:style-name="P14"><text:span text:style-name="Source_20_Text"><text:span text:style-name="T18">Note that this places </text:span></text:span><text:span text:style-name="Source_20_Text"><text:span text:style-name="T22">pi</text:span></text:span><text:span text:style-name="Source_20_Text"><text:span text:style-name="T18"> in the global namespace and not within a </text:span></text:span><text:span text:style-name="Source_20_Text"><text:span text:style-name="T22">math</text:span></text:span><text:span text:style-name="Source_20_Text"><text:span text:style-name="T18"> namespace. We can also </text:span></text:span><text:soft-page-break/><text:span text:style-name="Source_20_Text"><text:span text:style-name="T18">rename the name of the module or its attributes :</text:span></text:span></text:p>
      <text:p text:style-name="P14"><text:span text:style-name="Source_20_Text"><text:span text:style-name="T18"/></text:span></text:p>
      <text:p text:style-name="P26"><text:span text:style-name="T8">&gt;&gt;&gt;</text:span> <text:span text:style-name="T13">import</text:span> <text:span text:style-name="T8">math</text:span> <text:span text:style-name="T13">as</text:span> <text:span text:style-name="T8">m</text:span></text:p>
      <text:p text:style-name="P27"><text:span text:style-name="T8">&gt;&gt;&gt;</text:span> <text:span text:style-name="T8">m.pi</text:span></text:p>
      <text:p text:style-name="P28">3.141592653589793</text:p>
      <text:p text:style-name="P27"/>
      <text:p text:style-name="P27"><text:span text:style-name="T8">&gt;&gt;&gt;</text:span> <text:span text:style-name="T13">from</text:span> <text:span text:style-name="T8">math</text:span> <text:span text:style-name="T13">import</text:span> <text:span text:style-name="T8">pi</text:span> <text:span text:style-name="T13">as</text:span> <text:span text:style-name="T8">PI</text:span></text:p>
      <text:p text:style-name="P27"><text:span text:style-name="T8">&gt;&gt;&gt;</text:span> <text:span text:style-name="T8">PI</text:span></text:p>
      <text:p text:style-name="P19">3.141592653589793</text:p>
      <text:p text:style-name="P14"><text:span text:style-name="Source_20_Text"><text:span text:style-name="T21"/></text:span></text:p>
      <text:list xml:id="list39643980" text:continue-numbering="true" text:style-name="L2">
        <text:list-item>
          <text:p text:style-name="P31"><text:span text:style-name="Source_20_Text"><text:span text:style-name="T18">Python packages</text:span></text:span></text:p>
        </text:list-item>
      </text:list>
      <text:p text:style-name="P5"><text:span text:style-name="Source_20_Text"><text:span text:style-name="T20"/></text:span></text:p>
      <text:p text:style-name="P5"><text:span text:style-name="Source_20_Text"><text:span text:style-name="T21">Official definition :</text:span></text:span></text:p>
      <text:p text:style-name="P5"><text:span text:style-name="Source_20_Text"><text:span text:style-name="T21">"</text:span></text:span><text:span text:style-name="Source_20_Text"><text:span text:style-name="T18">A Python module which can contain submodules or recursively, subpackages. Technically, a package is a Python module with an </text:span></text:span><text:span text:style-name="Source_20_Text"><text:span text:style-name="T22">__path__</text:span></text:span><text:span text:style-name="Source_20_Text"><text:span text:style-name="T18"> attribute</text:span></text:span><text:span text:style-name="Source_20_Text"><text:span text:style-name="T21">".</text:span></text:span></text:p>
      <text:p text:style-name="P5"><text:span text:style-name="Source_20_Text"><text:span text:style-name="T21"/></text:span></text:p>
      <text:p text:style-name="P8"><text:span text:style-name="T4">In practice, a package typically corresponds to a file directory containing Python files (modules) and other directories (packages). To create a Python package yourself, you create a directory and a file named </text:span><text:span text:style-name="Source_20_Text"><text:span text:style-name="T4">__init__.py</text:span></text:span><text:span text:style-name="T4"> inside it. The </text:span><text:span text:style-name="Source_20_Text"><text:span text:style-name="T4">__init__.py</text:span></text:span><text:span text:style-name="T4"> file acts like a kind of constructor for a package. Its content will be executed when the package is imported</text:span><text:span text:style-name="T4"><text:note text:id="ftn1" text:note-class="footnote"><text:note-citation>1</text:note-citation><text:note-body><text:p text:style-name="P13"><text:s/>: <text:span text:style-name="Strong_20_Emphasis">Note: </text:span><text:span text:style-name="Strong_20_Emphasis"><text:span text:style-name="T2">We just described </text:span></text:span><text:span text:style-name="Strong_20_Emphasis"><text:span text:style-name="T1">regular packages</text:span></text:span><text:span text:style-name="Strong_20_Emphasis"><text:span text:style-name="T2">.</text:span></text:span> Directories without an <text:span text:style-name="Source_20_Text">__init__.py</text:span> file are still treated as packages by Python. However, these won’t be regular packages, but something called <text:span text:style-name="Strong_20_Emphasis">namespace packages</text:span>. </text:p></text:note-body></text:note></text:span><text:span text:style-name="T4">.</text:span></text:p>
      <text:p text:style-name="P7"/>
      <text:p text:style-name="P7">It also allows Python to define some special attributes for the package, like __path__ :</text:p>
      <text:p text:style-name="P8"><text:span text:style-name="T4">"</text:span><text:span text:style-name="T26">Packages support one more special attribute, </text:span><text:span text:style-name="Source_20_Text"><text:span text:style-name="T26">__path__</text:span></text:span><text:span text:style-name="T26">. This is initialized to be a list containing the name of the directory holding the package’s </text:span><text:span text:style-name="Source_20_Text"><text:span text:style-name="T26">__init__.py</text:span></text:span><text:span text:style-name="T26"> before the code in that file is executed</text:span><text:span text:style-name="T4">".</text:span></text:p>
      <text:p text:style-name="P7"/>
      <text:p text:style-name="P8"><text:span text:style-name="T4">In general, </text:span><text:span text:style-name="T5">submodules and subpackages aren’t imported when you import a package</text:span><text:span text:style-name="T4">. However, you can use </text:span><text:span text:style-name="Source_20_Text"><text:span text:style-name="T4">__init__.py</text:span></text:span><text:span text:style-name="T4"> to include any or all submodules and subpackages if you want.</text:span></text:p>
      <text:p text:style-name="P7"/>
      <text:p text:style-name="P8"><text:span text:style-name="T4">Let's take an example. We’ll create a package for saying </text:span><text:span text:style-name="Source_20_Text"><text:span text:style-name="T4">Hello world</text:span></text:span><text:span text:style-name="T4"> in a few different languages. The package will consist of the following directories and files:</text:span></text:p>
      <text:p text:style-name="P7"/>
      <text:p text:style-name="P14"><text:span text:style-name="Source_20_Text"><text:span text:style-name="T4"><text:tab/>world/</text:span></text:span></text:p>
      <text:p text:style-name="Preformatted_20_Text"><text:span text:style-name="Source_20_Text"><text:span text:style-name="T2"><text:tab/>│</text:span></text:span></text:p>
      <text:p text:style-name="Preformatted_20_Text"><text:span text:style-name="Source_20_Text"><text:span text:style-name="T2"><text:tab/>├── africa/</text:span></text:span></text:p>
      <text:p text:style-name="Preformatted_20_Text"><text:span text:style-name="Source_20_Text"><text:span text:style-name="T2"><text:tab/>│ <text:s text:c="2"/>├── __init__.py</text:span></text:span></text:p>
      <text:p text:style-name="Preformatted_20_Text"><text:span text:style-name="Source_20_Text"><text:span text:style-name="T2"><text:tab/>│ <text:s text:c="2"/>└── zimbabwe.py</text:span></text:span></text:p>
      <text:p text:style-name="Preformatted_20_Text"><text:span text:style-name="Source_20_Text"><text:span text:style-name="T2"><text:tab/>│</text:span></text:span></text:p>
      <text:p text:style-name="Preformatted_20_Text"><text:span text:style-name="Source_20_Text"><text:span text:style-name="T2"><text:tab/>├── europe/</text:span></text:span></text:p>
      <text:p text:style-name="Preformatted_20_Text"><text:span text:style-name="Source_20_Text"><text:span text:style-name="T2"><text:tab/>│ <text:s text:c="2"/>├── __init__.py</text:span></text:span></text:p>
      <text:p text:style-name="Preformatted_20_Text"><text:span text:style-name="Source_20_Text"><text:span text:style-name="T2"><text:tab/>│ <text:s text:c="2"/>├── greece.py</text:span></text:span></text:p>
      <text:p text:style-name="Preformatted_20_Text"><text:span text:style-name="Source_20_Text"><text:span text:style-name="T2"><text:tab/>│ <text:s text:c="2"/>├── norway.py</text:span></text:span></text:p>
      <text:p text:style-name="Preformatted_20_Text"><text:span text:style-name="Source_20_Text"><text:span text:style-name="T2"><text:tab/>│ <text:s text:c="2"/>└── spain.py</text:span></text:span></text:p>
      <text:p text:style-name="Preformatted_20_Text"><text:span text:style-name="Source_20_Text"><text:span text:style-name="T2"><text:tab/>│</text:span></text:span></text:p>
      <text:p text:style-name="P15"><text:span text:style-name="Source_20_Text"><text:span text:style-name="T2"><text:tab/>└── __init__.py</text:span></text:span></text:p>
      <text:p text:style-name="P7"/>
      <text:p text:style-name="P7"/>
      <text:p text:style-name="P7">The exact contents of the files are as follows:</text:p>
      <text:p text:style-name="P7"/>
      <text:p text:style-name="P48"><text:soft-page-break/># world/africa/__init__.py <text:s/>(Empty file)</text:p>
      <text:p text:style-name="P21"/>
      <text:p text:style-name="P24"># world/africa/zimbabwe.py</text:p>
      <text:p text:style-name="P21"><text:span text:style-name="T8">print(</text:span><text:span text:style-name="T27">"Shona: Mhoroyi vhanu vese"</text:span><text:span text:style-name="T8">)</text:span></text:p>
      <text:p text:style-name="P21"><text:span text:style-name="T8">print(</text:span><text:span text:style-name="T27">"Ndebele: Sabona mhlaba"</text:span><text:span text:style-name="T8">)</text:span></text:p>
      <text:p text:style-name="P21"/>
      <text:p text:style-name="P24"># world/europe/__init__.py</text:p>
      <text:p text:style-name="P21"><text:span text:style-name="T13">from</text:span> <text:span text:style-name="T8">.</text:span> <text:span text:style-name="T13">import</text:span> <text:span text:style-name="T8">greece</text:span></text:p>
      <text:p text:style-name="P21"><text:span text:style-name="T13">from</text:span> <text:span text:style-name="T8">.</text:span> <text:span text:style-name="T13">import</text:span> <text:span text:style-name="T8">norway</text:span></text:p>
      <text:p text:style-name="P21"/>
      <text:p text:style-name="P24"># world/europe/greece.py</text:p>
      <text:p text:style-name="P21"><text:span text:style-name="T8">print(</text:span><text:span text:style-name="T27">"Greek: Γειά σας Κόσμε"</text:span><text:span text:style-name="T8">)</text:span></text:p>
      <text:p text:style-name="P21"/>
      <text:p text:style-name="P24"># world/europe/norway.py</text:p>
      <text:p text:style-name="P21"><text:span text:style-name="T8">print(</text:span><text:span text:style-name="T27">"Norwegian: Hei verden"</text:span><text:span text:style-name="T8">)</text:span></text:p>
      <text:p text:style-name="P21"/>
      <text:p text:style-name="P24"># world/europe/spain.py</text:p>
      <text:p text:style-name="P21"><text:span text:style-name="T8">print(</text:span><text:span text:style-name="T27">"Castellano: Hola mundo"</text:span><text:span text:style-name="T8">)</text:span></text:p>
      <text:p text:style-name="P21"/>
      <text:p text:style-name="P24"># world/__init__.py</text:p>
      <text:p text:style-name="P17"><text:span text:style-name="T13">from</text:span> <text:span text:style-name="T8">.</text:span> <text:span text:style-name="T13">import</text:span> <text:span text:style-name="T8">africa</text:span></text:p>
      <text:p text:style-name="P7">Note that :</text:p>
      <text:p text:style-name="P8"><text:span text:style-name="T4">&gt; </text:span><text:span text:style-name="Source_20_Text"><text:span text:style-name="T28">world/__init__.py</text:span></text:span><text:span text:style-name="T4"> imports only </text:span><text:span text:style-name="Source_20_Text"><text:span text:style-name="T28">africa</text:span></text:span><text:span text:style-name="T4"> and not </text:span><text:span text:style-name="Source_20_Text"><text:span text:style-name="T28">europe</text:span></text:span><text:span text:style-name="T4">.</text:span></text:p>
      <text:p text:style-name="P8"><text:span text:style-name="T4">&gt; </text:span><text:span text:style-name="Source_20_Text"><text:span text:style-name="T28">world/africa/__init__.py</text:span></text:span><text:span text:style-name="T4"> doesn’t import anything.</text:span></text:p>
      <text:p text:style-name="P8"><text:span text:style-name="T4">&gt; </text:span><text:span text:style-name="Source_20_Text"><text:span text:style-name="T28">world/europe/__init__.py</text:span></text:span><text:span text:style-name="T4"> imports </text:span><text:span text:style-name="Source_20_Text"><text:span text:style-name="T28">greece</text:span></text:span><text:span text:style-name="T4"> and </text:span><text:span text:style-name="Source_20_Text"><text:span text:style-name="T28">norway</text:span></text:span><text:span text:style-name="T4"> but not </text:span><text:span text:style-name="Source_20_Text"><text:span text:style-name="T28">spain</text:span></text:span><text:span text:style-name="T4">.</text:span></text:p>
      <text:p text:style-name="P7"/>
      <text:p text:style-name="P8"><text:span text:style-name="T4">Let’s play with the </text:span><text:span text:style-name="Source_20_Text"><text:span text:style-name="T4">world</text:span></text:span><text:span text:style-name="T4"> package at the interactive prompt to get a better understanding of how the subpackages and submodules behave:</text:span></text:p>
      <text:p text:style-name="P7"/>
      <text:p text:style-name="P20"><text:span text:style-name="T10">&gt;&gt;&gt;</text:span><text:span text:style-name="T4"> </text:span><text:span text:style-name="T16">import</text:span><text:span text:style-name="T4"> </text:span><text:span text:style-name="T10">world</text:span></text:p>
      <text:p text:style-name="P21"><text:span text:style-name="T8">&gt;&gt;&gt;</text:span> <text:span text:style-name="T8">world</text:span></text:p>
      <text:p text:style-name="P21"><text:span text:style-name="T8">&lt;module</text:span> <text:span text:style-name="T27">'world'</text:span> <text:span text:style-name="T13">from</text:span> <text:span text:style-name="T27">'world/__init__.py'</text:span><text:span text:style-name="T8">&gt;</text:span></text:p>
      <text:p text:style-name="P21"/>
      <text:p text:style-name="P21"><text:span text:style-name="T8">&gt;&gt;&gt;</text:span> <text:span text:style-name="T35"># The africa subpackage has been automatically imported</text:span></text:p>
      <text:p text:style-name="P21"><text:span text:style-name="T8">&gt;&gt;&gt;</text:span> <text:span text:style-name="T8">world.africa</text:span></text:p>
      <text:p text:style-name="P21"><text:span text:style-name="T8">&lt;module</text:span> <text:span text:style-name="T27">'world.africa'</text:span> <text:span text:style-name="T13">from</text:span> <text:span text:style-name="T27">'world/africa/__init__.py'</text:span><text:span text:style-name="T8">&gt;</text:span></text:p>
      <text:p text:style-name="P21"/>
      <text:p text:style-name="P21"><text:span text:style-name="T8">&gt;&gt;&gt;</text:span> <text:span text:style-name="T35"># The europe subpackage has not been imported</text:span></text:p>
      <text:p text:style-name="P21"><text:span text:style-name="T8">&gt;&gt;&gt;</text:span> <text:span text:style-name="T8">world.europe</text:span></text:p>
      <text:p text:style-name="P17"><text:span text:style-name="T8">AttributeError:</text:span> <text:span text:style-name="T8">module</text:span> <text:span text:style-name="T27">'world'</text:span> <text:span text:style-name="T8">has</text:span> <text:span text:style-name="T8">no</text:span> <text:span text:style-name="T8">attribute</text:span> <text:span text:style-name="T27">'europe'</text:span></text:p>
      <text:p text:style-name="P7"/>
      <text:p text:style-name="P8"><text:span text:style-name="T4">When </text:span><text:span text:style-name="Source_20_Text"><text:span text:style-name="T4">europe</text:span></text:span><text:span text:style-name="T4"> is imported, the </text:span><text:span text:style-name="Source_20_Text"><text:span text:style-name="T4">europe.greece</text:span></text:span><text:span text:style-name="T4"> and </text:span><text:span text:style-name="Source_20_Text"><text:span text:style-name="T4">europe.norway</text:span></text:span><text:span text:style-name="T4"> modules are imported as well. You can see this because the country modules print a greeting when they’re imported:</text:span></text:p>
      <text:p text:style-name="P7"/>
      <text:p text:style-name="P20"><text:span text:style-name="T8">&gt;&gt;&gt;</text:span> <text:span text:style-name="T35"># Import europe explicitly</text:span></text:p>
      <text:p text:style-name="P21"><text:span text:style-name="T8">&gt;&gt;&gt;</text:span> <text:span text:style-name="T13">from</text:span> <text:span text:style-name="T8">world</text:span> <text:span text:style-name="T13">import</text:span> <text:span text:style-name="T8">europe</text:span></text:p>
      <text:p text:style-name="P21"><text:span text:style-name="T8">Greek:</text:span> <text:span text:style-name="T8">Γειά</text:span> <text:span text:style-name="T8">σας</text:span> <text:span text:style-name="T8">Κόσμε</text:span></text:p>
      <text:p text:style-name="P21"><text:span text:style-name="T8">Norwegian:</text:span> <text:span text:style-name="T8">Hei</text:span> <text:span text:style-name="T8">verden</text:span></text:p>
      <text:p text:style-name="P21"/>
      <text:p text:style-name="P21"><text:span text:style-name="T8">&gt;&gt;&gt;</text:span> <text:span text:style-name="T35"># The greece submodule has been automatically imported</text:span></text:p>
      <text:p text:style-name="P21"><text:soft-page-break/><text:span text:style-name="T8">&gt;&gt;&gt;</text:span> <text:span text:style-name="T8">europe.greece</text:span></text:p>
      <text:p text:style-name="P21"><text:span text:style-name="T8">&lt;module</text:span> <text:span text:style-name="T27">'world.europe.greece'</text:span> <text:span text:style-name="T13">from</text:span> <text:span text:style-name="T27">'world/europe/greece.py'</text:span><text:span text:style-name="T8">&gt;</text:span></text:p>
      <text:p text:style-name="P21"/>
      <text:p text:style-name="P21"><text:span text:style-name="T8">&gt;&gt;&gt;</text:span> <text:span text:style-name="T35"># Because world is imported, europe is also found in the world namespace</text:span></text:p>
      <text:p text:style-name="P21"><text:span text:style-name="T8">&gt;&gt;&gt;</text:span> <text:span text:style-name="T8">world.europe.norway</text:span></text:p>
      <text:p text:style-name="P21"><text:span text:style-name="T8">&lt;module</text:span> <text:span text:style-name="T27">'world.europe.norway'</text:span> <text:span text:style-name="T13">from</text:span> <text:span text:style-name="T27">'world/europe/norway.py'</text:span><text:span text:style-name="T8">&gt;</text:span></text:p>
      <text:p text:style-name="P21"/>
      <text:p text:style-name="P21"><text:span text:style-name="T8">&gt;&gt;&gt;</text:span> <text:span text:style-name="T35"># The spain submodule has not been imported</text:span></text:p>
      <text:p text:style-name="P21"><text:span text:style-name="T8">&gt;&gt;&gt;</text:span> <text:span text:style-name="T8">europe.spain</text:span></text:p>
      <text:p text:style-name="P21"><text:span text:style-name="T8">AttributeError:</text:span> <text:span text:style-name="T8">module</text:span> <text:span text:style-name="T27">'world.europe'</text:span> <text:span text:style-name="T8">has</text:span> <text:span text:style-name="T8">no</text:span> <text:span text:style-name="T8">attribute</text:span> <text:span text:style-name="T27">'spain'</text:span></text:p>
      <text:p text:style-name="P21"/>
      <text:p text:style-name="P21"><text:span text:style-name="T8">&gt;&gt;&gt;</text:span> <text:span text:style-name="T35"># Import spain explicitly inside the world namespace</text:span></text:p>
      <text:p text:style-name="P21"><text:span text:style-name="T8">&gt;&gt;&gt;</text:span> <text:span text:style-name="T13">import</text:span> <text:span text:style-name="T8">world.europe.spain</text:span></text:p>
      <text:p text:style-name="P21"><text:span text:style-name="T8">Castellano:</text:span> <text:span text:style-name="T8">Hola</text:span> <text:span text:style-name="T8">mundo</text:span></text:p>
      <text:p text:style-name="P21"/>
      <text:p text:style-name="P21"><text:span text:style-name="T8">&gt;&gt;&gt;</text:span> <text:span text:style-name="T35"># Note that spain is also available directly inside the europe namespace</text:span></text:p>
      <text:p text:style-name="P21"><text:span text:style-name="T8">&gt;&gt;&gt;</text:span> <text:span text:style-name="T8">europe.spain</text:span></text:p>
      <text:p text:style-name="P21"><text:span text:style-name="T8">&lt;module</text:span> <text:span text:style-name="T27">'world.europe.spain'</text:span> <text:span text:style-name="T13">from</text:span> <text:span text:style-name="T27">'world/europe/spain.py'</text:span><text:span text:style-name="T8">&gt;</text:span></text:p>
      <text:p text:style-name="P21"/>
      <text:p text:style-name="P21"><text:span text:style-name="T8">&gt;&gt;&gt;</text:span> <text:span text:style-name="T35"># Importing norway doesn't do the import again (no output), but adds</text:span></text:p>
      <text:p text:style-name="P21"><text:span text:style-name="T8">&gt;&gt;&gt;</text:span> <text:span text:style-name="T35"># norway to the global namespace</text:span></text:p>
      <text:p text:style-name="P21"><text:span text:style-name="T8">&gt;&gt;&gt;</text:span> <text:span text:style-name="T13">from</text:span> <text:span text:style-name="T8">world.europe</text:span> <text:span text:style-name="T13">import</text:span> <text:span text:style-name="T8">norway</text:span></text:p>
      <text:p text:style-name="P21"><text:span text:style-name="T8">&gt;&gt;&gt;</text:span> <text:span text:style-name="T8">norway</text:span></text:p>
      <text:p text:style-name="P17"><text:span text:style-name="T8">&lt;module</text:span> <text:span text:style-name="T27">'world.europe.norway'</text:span> <text:span text:style-name="T13">from</text:span> <text:span text:style-name="T27">'world/europe/norway.py'</text:span><text:span text:style-name="T8">&gt;</text:span></text:p>
      <text:p text:style-name="P8"/>
      <text:p text:style-name="P8"><text:span text:style-name="T4">The </text:span><text:span text:style-name="Source_20_Text"><text:span text:style-name="T28">world/africa/__init__.py</text:span></text:span><text:span text:style-name="T4"> file is empty. This means that importing the </text:span><text:span text:style-name="Source_20_Text"><text:span text:style-name="T28">world.africa</text:span></text:span><text:span text:style-name="T4"> package </text:span><text:span text:style-name="T5">creates the namespace but has no other effect </text:span><text:span text:style-name="T4">(since submodules aren't automatically imported when we import a package !) :</text:span></text:p>
      <text:p text:style-name="P7"/>
      <text:p text:style-name="P20"><text:span text:style-name="T8">&gt;&gt;&gt;</text:span> <text:span text:style-name="T35"># Even though africa has been imported, zimbabwe has not</text:span></text:p>
      <text:p text:style-name="P21"><text:span text:style-name="T8">&gt;&gt;&gt;</text:span> <text:span text:style-name="T8">world.africa.zimbabwe</text:span></text:p>
      <text:p text:style-name="P21"><text:span text:style-name="T8">AttributeError:</text:span> <text:span text:style-name="T8">module</text:span> <text:span text:style-name="T27">'world.africa'</text:span> <text:span text:style-name="T8">has</text:span> <text:span text:style-name="T8">no</text:span> <text:span text:style-name="T8">attribute</text:span> <text:span text:style-name="T27">'zimbabwe'</text:span></text:p>
      <text:p text:style-name="P21"/>
      <text:p text:style-name="P21"><text:span text:style-name="T8">&gt;&gt;&gt;</text:span> <text:span text:style-name="T35"># Import zimbabwe explicitly into the global namespace</text:span></text:p>
      <text:p text:style-name="P21"><text:span text:style-name="T8">&gt;&gt;&gt;</text:span> <text:span text:style-name="T13">from</text:span> <text:span text:style-name="T8">world.africa</text:span> <text:span text:style-name="T13">import</text:span> <text:span text:style-name="T8">zimbabwe</text:span></text:p>
      <text:p text:style-name="P21"><text:span text:style-name="T8">Shona:</text:span> <text:span text:style-name="T8">Mhoroyi</text:span> <text:span text:style-name="T8">vhanu</text:span> <text:span text:style-name="T8">vese</text:span></text:p>
      <text:p text:style-name="P21"><text:span text:style-name="T8">Ndebele:</text:span> <text:span text:style-name="T8">Sabona</text:span> <text:span text:style-name="T8">mhlaba</text:span></text:p>
      <text:p text:style-name="P21"/>
      <text:p text:style-name="P21"><text:span text:style-name="T8">&gt;&gt;&gt;</text:span> <text:span text:style-name="T35"># The zimbabwe submodule is now available</text:span></text:p>
      <text:p text:style-name="P21"><text:span text:style-name="T8">&gt;&gt;&gt;</text:span> <text:span text:style-name="T8">zimbabwe</text:span></text:p>
      <text:p text:style-name="P21"><text:span text:style-name="T8">&lt;module</text:span> <text:span text:style-name="T27">'world.africa.zimbabwe'</text:span> <text:span text:style-name="T13">from</text:span> <text:span text:style-name="T27">'world/africa/zimbabwe.py'</text:span><text:span text:style-name="T8">&gt;</text:span></text:p>
      <text:p text:style-name="P21"/>
      <text:p text:style-name="P21"><text:span text:style-name="T8">&gt;&gt;&gt;</text:span> <text:span text:style-name="T35"># Note that zimbabwe can also be reached through the africa subpackage</text:span></text:p>
      <text:p text:style-name="P21"><text:span text:style-name="T8">&gt;&gt;&gt;</text:span> <text:span text:style-name="T8">world.africa.zimbabwe</text:span></text:p>
      <text:p text:style-name="P17"><text:span text:style-name="T8">&lt;module</text:span> <text:span text:style-name="T27">'world.africa.zimbabwe'</text:span> <text:span text:style-name="T13">from</text:span> <text:span text:style-name="T27">'world/africa/zimbabwe.py'</text:span><text:span text:style-name="T8">&gt;</text:span></text:p>
      <text:p text:style-name="P8">Remember, importing a module both loads the contents and creates a namespace containing the contents. The last few examples show that it’s possible for the same module to be part of different namespaces.</text:p>
      <text:p text:style-name="P8"/>
      <text:p text:style-name="P8"><draw:frame draw:style-name="fr1" draw:name="images1" text:anchor-type="paragraph" svg:width="14.661cm" svg:height="6.795cm" draw:z-index="0"><draw:image xlink:href="Pictures/20000007000045260000200B4ECFBC47.svm" xlink:type="simple" xlink:show="embed" xlink:actuate="onLoad"/></draw:frame><text:soft-page-break/></text:p>
      <text:p text:style-name="P7"/>
      <text:p text:style-name="P7"/>
      <text:list xml:id="list8674995866412893192" text:style-name="L3">
        <text:list-item>
          <text:p text:style-name="P36">Absolute and relative imports</text:p>
        </text:list-item>
      </text:list>
      <text:p text:style-name="P7"/>
      <text:p text:style-name="P9"><text:span text:style-name="T6">Recall the source code of </text:span><text:span text:style-name="Source_20_Text"><text:span text:style-name="T29">world/__init__.py</text:span></text:span><text:span text:style-name="T6"> in the earlier example:</text:span></text:p>
      <text:p text:style-name="P7"/>
      <text:p text:style-name="P25"><text:span text:style-name="T17">from</text:span><text:span text:style-name="T6"> </text:span><text:span text:style-name="T11">.</text:span><text:span text:style-name="T6"> </text:span><text:span text:style-name="T17">import</text:span><text:span text:style-name="T6"> </text:span><text:span text:style-name="T11">africa</text:span></text:p>
      <text:p text:style-name="P7"/>
      <text:p text:style-name="P8"><text:span text:style-name="T4">What does the dot (</text:span><text:span text:style-name="Source_20_Text"><text:span text:style-name="T28">.</text:span></text:span><text:span text:style-name="T4">) in </text:span><text:span text:style-name="Source_20_Text"><text:span text:style-name="T28">from . import africa</text:span></text:span><text:span text:style-name="T4"> mean? </text:span><text:span text:style-name="T6">The dot refers to the current package, and the statement is an example of a </text:span><text:span text:style-name="Strong_20_Emphasis"><text:span text:style-name="T6">relative import</text:span></text:span><text:span text:style-name="T6">. You can read it as "</text:span><text:span text:style-name="T25">From the current package, import the subpackage </text:span><text:span text:style-name="Source_20_Text"><text:span text:style-name="T30">africa</text:span></text:span><text:span text:style-name="T6">".</text:span></text:p>
      <text:p text:style-name="P40"/>
      <text:p text:style-name="P8"><text:span text:style-name="T6">There’s an equivalent </text:span><text:span text:style-name="Strong_20_Emphasis"><text:span text:style-name="T6">absolute import</text:span></text:span><text:span text:style-name="T6"> statement in which you explicitly name the current package: </text:span></text:p>
      <text:p text:style-name="P40"/>
      <text:p text:style-name="P20"><text:span text:style-name="T17">from</text:span><text:span text:style-name="T6"> </text:span><text:span text:style-name="T11">world</text:span><text:span text:style-name="T6"> </text:span><text:span text:style-name="T17">import</text:span><text:span text:style-name="T6"> </text:span><text:span text:style-name="T11">africa</text:span></text:p>
      <text:p text:style-name="P40"/>
      <text:p text:style-name="P8"><text:span text:style-name="T6">In fact, all imports in </text:span><text:span text:style-name="Source_20_Text"><text:span text:style-name="T6">world</text:span></text:span><text:span text:style-name="T6"> could have been done explicitly with similar absolute imports. The </text:span><text:a xlink:type="simple" xlink:href="https://www.python.org/dev/peps/pep-0008/#imports" text:style-name="Internet_20_link" text:visited-style-name="Visited_20_Internet_20_Link"><text:span text:style-name="T6">PEP 8 style guide</text:span></text:a><text:span text:style-name="T6"> recommends using absolute imports in general. However, relative imports are an alternative for organizing package hierarchies.</text:span></text:p>
      <text:p text:style-name="P40"/>
      <text:p text:style-name="P40"/>
      <text:p text:style-name="P40"/>
      <text:list xml:id="list1882064099618088237" text:style-name="L4">
        <text:list-item>
          <text:p text:style-name="P37">Python's import path</text:p>
        </text:list-item>
      </text:list>
      <text:p text:style-name="P7"/>
      <text:p text:style-name="P9"><text:span text:style-name="T6">When using relative imports, things are pretty straightforward : Python will try to import the target module from the directory of the script in which the </text:span><text:span text:style-name="T7">import </text:span><text:span text:style-name="T6">statement was made.</text:span></text:p>
      <text:p text:style-name="P7"/>
      <text:p text:style-name="P9"><text:span text:style-name="T6">But, when using </text:span><text:span text:style-name="T7">absolute imports</text:span><text:span text:style-name="T6">, like </text:span><text:span text:style-name="T31">from world import africa</text:span><text:span text:style-name="T6"> for example, where does Python searches for the modules/packages it tries to import ?</text:span></text:p>
      <text:p text:style-name="P7"/>
      <text:p text:style-name="P8"><text:span text:style-name="T4">&gt; First, Python will look in </text:span><text:span text:style-name="T32">sys.modules</text:span><text:span text:style-name="T4">, a </text:span><text:span text:style-name="T6">mapping that serves as a cache of all modules that have been previously imported. If the module has already been imported, it will use it.</text:span></text:p>
      <text:p text:style-name="P40"/>
      <text:p text:style-name="P8"><text:span text:style-name="T6">&gt; Then, Python will look for modules and packages in its </text:span><text:span text:style-name="T7">import path</text:span><text:span text:style-name="T3">, which is nothing more than a list of locations. Broadly speaking, this list will contain three different kinds of locations:</text:span></text:p>
      <text:list xml:id="list1543427122627895756" text:style-name="L5">
        <text:list-item>
          <text:p text:style-name="P42">The directory of the current script (or the current directory if there’s no script, such as when Python is running interactively).</text:p>
        </text:list-item>
        <text:list-item>
          <text:p text:style-name="P44"><text:soft-page-break/><text:span text:style-name="T3">The contents of the </text:span><text:span text:style-name="Source_20_Text"><text:span text:style-name="T3">PYTHONPATH</text:span></text:span><text:span text:style-name="T3"> environment variable if it exists.</text:span></text:p>
        </text:list-item>
        <text:list-item>
          <text:p text:style-name="P44"><text:span text:style-name="T3">Other, installation-dependent directories (in which </text:span><text:span text:style-name="T7">pip </text:span><text:span text:style-name="T3">modules and packages may be installed for example).</text:span></text:p>
        </text:list-item>
      </text:list>
      <text:p text:style-name="P6"/>
      <text:p text:style-name="P6"><draw:frame draw:style-name="fr2" draw:name="images2" text:anchor-type="paragraph" svg:width="16.999cm" svg:height="1.014cm" draw:z-index="1"><draw:image xlink:href="Pictures/20000007000054DB0000051187E672A7.svm" xlink:type="simple" xlink:show="embed" xlink:actuate="onLoad"/></draw:frame></text:p>
      <text:p text:style-name="P8"><text:span text:style-name="T6">(As initialized upon program startup, the first item of this list, </text:span><text:span text:style-name="Source_20_Text"><text:span text:style-name="T6">path[0]</text:span></text:span><text:span text:style-name="T6">, is the directory containing the script that was used to invoke the Python interpreter. If the script directory is not available (e.g. if the interpreter is invoked interactively or if the script is read from standard input), </text:span><text:span text:style-name="Source_20_Text"><text:span text:style-name="T6">path[0]</text:span></text:span><text:span text:style-name="T6"> is the empty string, which directs Python to search modules in the current directory first).</text:span></text:p>
      <text:p text:style-name="P40"/>
      <text:p text:style-name="P8"><text:span text:style-name="T6">Typically, Python will start at the beginning of the list of locations and look for a given module in each location until the first match. Since the script directory or the current directory is always first in this list, you can make sure that your scripts </text:span><text:span text:style-name="T7">find your self-made modules and packages first</text:span><text:span text:style-name="T6">.</text:span></text:p>
      <text:p text:style-name="P40"/>
      <text:p text:style-name="P40">Be careful with this functionnality though. It might bring two kinds of problems :</text:p>
      <text:p text:style-name="P40"/>
      <text:p text:style-name="P40"/>
      <text:p text:style-name="P8"><text:span text:style-name="T6">&gt; </text:span><text:span text:style-name="T7">shadowing</text:span></text:p>
      <text:p text:style-name="P6"/>
      <text:p text:style-name="P8"><text:span text:style-name="T3">Defining a custom module with the same name as another important module (a built-in one for example) will effectively </text:span><text:span text:style-name="T7">shadow </text:span><text:span text:style-name="T3">(or hide) the latter. As an example, say that you define the following </text:span><text:span text:style-name="Source_20_Text"><text:span text:style-name="T3">math</text:span></text:span><text:span text:style-name="T3"> module:</text:span></text:p>
      <text:p text:style-name="P6"/>
      <text:p text:style-name="P49"># math.py</text:p>
      <text:p text:style-name="P21"/>
      <text:p text:style-name="P21"><text:span text:style-name="T13">def</text:span> <text:span text:style-name="T36">double</text:span><text:span text:style-name="T8">(number):</text:span></text:p>
      <text:p text:style-name="P17"><text:s text:c="4"/><text:span text:style-name="T13">return</text:span> <text:span text:style-name="T34">2</text:span> <text:span text:style-name="T8">*</text:span> <text:span text:style-name="T8">number</text:span></text:p>
      <text:p text:style-name="P8"><text:span text:style-name="T3">Now, if I try to do an </text:span><text:span text:style-name="T7">import math</text:span><text:span text:style-name="T3">, my custom module will be imported, that will only allow me to use the </text:span><text:span text:style-name="T7">double </text:span><text:span text:style-name="T3">function. But I won't be able to import the </text:span><text:span text:style-name="T7">math built-in </text:span><text:span text:style-name="T3">module and all its variables and functions.</text:span></text:p>
      <text:p text:style-name="P6"/>
      <text:p text:style-name="P8"><text:span text:style-name="T3">&gt; </text:span><text:span text:style-name="T7">circular import</text:span></text:p>
      <text:p text:style-name="P6"/>
      <text:p text:style-name="P8"><text:span text:style-name="T3">Let's say that I name a file </text:span><text:span text:style-name="T7">json.py </text:span><text:span text:style-name="T3">and inside this file, I try to import the built-in module </text:span><text:span text:style-name="T7">json </text:span><text:span text:style-name="T3">with a </text:span><text:span text:style-name="T33">import json</text:span><text:span text:style-name="T3">. The script will actually try to load itself, and not the built-in module, which will lead to an Exception of circular import.</text:span></text:p>
      <text:p text:style-name="P6"/>
      <text:p text:style-name="P6"/>
      <text:list xml:id="list7702816760807566723" text:style-name="L9">
        <text:list-item>
          <text:p text:style-name="P38">Concrete example 1 : DNSserver</text:p>
        </text:list-item>
      </text:list>
      <text:p text:style-name="P35"/>
      <text:p text:style-name="P7">Voici la structure d'un projet répliquant un simple serveur DNS :</text:p>
      <text:p text:style-name="P7"/>
      <text:p text:style-name="P7"/>
      <text:p text:style-name="P6"/>
      <text:p text:style-name="P6"/>
      <text:p text:style-name="P6"/>
      <text:p text:style-name="P40"/>
      <text:p text:style-name="P40"/>
      <text:p text:style-name="P40"/>
      <text:p text:style-name="P40"><draw:frame draw:style-name="fr3" draw:name="images3" text:anchor-type="paragraph" svg:x="0.15cm" svg:y="0.275cm" svg:width="6.325cm" svg:height="6.061cm" draw:z-index="2"><draw:image xlink:href="Pictures/20000007000018B5000017AC21BC491E.svm" xlink:type="simple" xlink:show="embed" xlink:actuate="onLoad"/></draw:frame><text:soft-page-break/></text:p>
      <text:p text:style-name="P7">Je dispose d'un dossier DNSserver-base, dans lequel on a un fichier <text:span text:style-name="T1">app.py</text:span>, <text:span text:style-name="T1">Readme</text:span>, et un dossier <text:span text:style-name="T1">DNSserver </text:span>qui va véritablement contenir le code de mon application.</text:p>
      <text:p text:style-name="P7"/>
      <text:p text:style-name="P7">Le contenu du fichier <text:span text:style-name="T1">app.py </text:span>est très simple :</text:p>
      <text:p text:style-name="P7"/>
      <text:p text:style-name="P50"><text:span text:style-name="T13">from</text:span> <text:span text:style-name="T8">DNSserver.server</text:span> <text:span text:style-name="T13">import</text:span> <text:span text:style-name="T8">run</text:span></text:p>
      <text:p text:style-name="P21"/>
      <text:p text:style-name="P55">run()</text:p>
      <text:p text:style-name="P7">Puisque l'application est faîte pour être lancée en exécutant ce fichier <text:span text:style-name="T1">app.py</text:span>, notre <text:span text:style-name="T1">import path </text:span>commencera par le dossier de base de l'application (<text:span text:style-name="T1">DNSserver-base</text:span>). On peut ensuite préciser tous les <text:span text:style-name="T1">imports </text:span>du projet de manière <text:span text:style-name="T1">absolue</text:span>, à partir de ce dossier de base.</text:p>
      <text:p text:style-name="P7"/>
      <text:p text:style-name="P7">Par exemple, si dans <text:span text:style-name="T1">server.py </text:span>j'ai besoin d'une classe définie dans DNSclasses.py :</text:p>
      <text:p text:style-name="P7"/>
      <text:p text:style-name="P50"><text:span text:style-name="T13">from</text:span> <text:span text:style-name="T8">DNSserver.classes.DNSclasses</text:span> <text:span text:style-name="T13">import</text:span> <text:span text:style-name="T8">DNSquery</text:span></text:p>
      <text:p text:style-name="P7"/>
      <text:p text:style-name="P7">Si j'ai besoin, dans <text:span text:style-name="T1">DNSclasses.py</text:span>, d'une fonction située dans <text:span text:style-name="T1">utils</text:span> :</text:p>
      <text:p text:style-name="P7"/>
      <text:p text:style-name="P50"><text:span text:style-name="T13">from</text:span> <text:span text:style-name="T8">DNSserver.utils.utilities</text:span> <text:span text:style-name="T13">import</text:span> <text:span text:style-name="T8">format_hex</text:span></text:p>
      <text:p text:style-name="P7"/>
      <text:p text:style-name="P7">On aurait également pu raisonner en path relatif :</text:p>
      <text:p text:style-name="P7"/>
      <text:p text:style-name="P50"><text:span text:style-name="T13">from</text:span> .<text:span text:style-name="T8">.utils.utilities</text:span> <text:span text:style-name="T13">import</text:span> <text:span text:style-name="T8">format_hex</text:span></text:p>
      <text:p text:style-name="P7"/>
      <text:p text:style-name="P7">Mais comme remarqué dans le tutoriel, les chemins absolus sont préférés. Dans cet exemple, les fichier <text:span text:style-name="T1">__init__.py </text:span>sont vides (et pas très utiles, puisque les packages ne sont pas énormes et qu'on ne les importe pas eux-mêmes, on importe plutôt les composants qui nous intéressent dans les modules de ces packages).</text:p>
      <text:p text:style-name="P7"/>
      <text:p text:style-name="P7"/>
      <text:list xml:id="list1428238700764536147" text:style-name="L10">
        <text:list-item>
          <text:p text:style-name="P39">Concrete example 2 : from tutorial</text:p>
        </text:list-item>
      </text:list>
      <text:p text:style-name="P35"/>
      <text:p text:style-name="P7"/>
      <text:p text:style-name="P7"/>
      <text:p text:style-name="P7"/>
      <text:p text:style-name="P7"/>
      <text:p text:style-name="P7"/>
      <text:p text:style-name="P7"/>
      <text:p text:style-name="P53"><text:soft-page-break/><text:span text:style-name="Source_20_Text">omission-git</text:span></text:p>
      <text:p text:style-name="Preformatted_20_Text"><text:span text:style-name="Source_20_Text">├── LICENSE.md</text:span></text:p>
      <text:p text:style-name="Preformatted_20_Text"><text:span text:style-name="Source_20_Text">├── omission</text:span></text:p>
      <text:p text:style-name="Preformatted_20_Text"><text:span text:style-name="Source_20_Text">│ <text:s text:c="2"/>├── app.py</text:span></text:p>
      <text:p text:style-name="Preformatted_20_Text"><text:span text:style-name="Source_20_Text">│ <text:s text:c="2"/>├── common</text:span></text:p>
      <text:p text:style-name="Preformatted_20_Text"><text:span text:style-name="Source_20_Text">│ <text:s text:c="2"/>│ <text:s text:c="2"/>├── classproperty.py</text:span></text:p>
      <text:p text:style-name="Preformatted_20_Text"><text:span text:style-name="Source_20_Text">│ <text:s text:c="2"/>│ <text:s text:c="2"/>├── constants.py</text:span></text:p>
      <text:p text:style-name="Preformatted_20_Text"><text:span text:style-name="Source_20_Text">│ <text:s text:c="2"/>│ <text:s text:c="2"/>├── game_enums.py</text:span></text:p>
      <text:p text:style-name="Preformatted_20_Text"><text:span text:style-name="Source_20_Text">│ <text:s text:c="2"/>│ <text:s text:c="2"/>└── __init__.py</text:span></text:p>
      <text:p text:style-name="Preformatted_20_Text"><text:span text:style-name="Source_20_Text">│ <text:s text:c="2"/>├── data</text:span></text:p>
      <text:p text:style-name="Preformatted_20_Text"><text:span text:style-name="Source_20_Text">│ <text:s text:c="2"/>│ <text:s text:c="2"/>├── data_loader.py</text:span></text:p>
      <text:p text:style-name="Preformatted_20_Text"><text:span text:style-name="Source_20_Text">│ <text:s text:c="2"/>│ <text:s text:c="2"/>├── game_round_settings.py</text:span></text:p>
      <text:p text:style-name="Preformatted_20_Text"><text:span text:style-name="Source_20_Text">│ <text:s text:c="2"/>│ <text:s text:c="2"/>├── __init__.py</text:span></text:p>
      <text:p text:style-name="Preformatted_20_Text"><text:span text:style-name="Source_20_Text">│ <text:s text:c="2"/>│ <text:s text:c="2"/>├── scoreboard.py</text:span></text:p>
      <text:p text:style-name="Preformatted_20_Text"><text:span text:style-name="Source_20_Text">│ <text:s text:c="2"/>│ <text:s text:c="2"/>└── settings.py</text:span></text:p>
      <text:p text:style-name="Preformatted_20_Text"><text:span text:style-name="Source_20_Text">│ <text:s text:c="2"/>├── game</text:span></text:p>
      <text:p text:style-name="Preformatted_20_Text"><text:span text:style-name="Source_20_Text">│ <text:s text:c="2"/>│ <text:s text:c="2"/>├── content_loader.py</text:span></text:p>
      <text:p text:style-name="Preformatted_20_Text"><text:span text:style-name="Source_20_Text">│ <text:s text:c="2"/>│ <text:s text:c="2"/>├── game_item.py</text:span></text:p>
      <text:p text:style-name="Preformatted_20_Text"><text:span text:style-name="Source_20_Text">│ <text:s text:c="2"/>│ <text:s text:c="2"/>├── game_round.py</text:span></text:p>
      <text:p text:style-name="Preformatted_20_Text"><text:span text:style-name="Source_20_Text">│ <text:s text:c="2"/>│ <text:s text:c="2"/>├── __init__.py</text:span></text:p>
      <text:p text:style-name="Preformatted_20_Text"><text:span text:style-name="Source_20_Text">│ <text:s text:c="2"/>│ <text:s text:c="2"/>└── timer.py</text:span></text:p>
      <text:p text:style-name="Preformatted_20_Text"><text:span text:style-name="Source_20_Text">│ <text:s text:c="2"/>├── __init__.py</text:span></text:p>
      <text:p text:style-name="Preformatted_20_Text"><text:span text:style-name="Source_20_Text">│ <text:s text:c="2"/>├── __main__.py</text:span></text:p>
      <text:p text:style-name="Preformatted_20_Text"><text:span text:style-name="Source_20_Text">│ <text:s text:c="2"/>├── resources</text:span></text:p>
      <text:p text:style-name="Preformatted_20_Text"><text:span text:style-name="Source_20_Text">│ <text:s text:c="2"/>└── tests</text:span></text:p>
      <text:p text:style-name="Preformatted_20_Text"><text:span text:style-name="Source_20_Text">│ <text:s text:c="6"/>├── __init__.py</text:span></text:p>
      <text:p text:style-name="Preformatted_20_Text"><text:span text:style-name="Source_20_Text">│ <text:s text:c="6"/>├── test_game_item.py</text:span></text:p>
      <text:p text:style-name="Preformatted_20_Text"><text:span text:style-name="Source_20_Text">│ <text:s text:c="6"/>├── test_game_round_settings.py</text:span></text:p>
      <text:p text:style-name="Preformatted_20_Text"><text:span text:style-name="Source_20_Text">│ <text:s text:c="6"/>├── test_scoreboard.py</text:span></text:p>
      <text:p text:style-name="Preformatted_20_Text"><text:span text:style-name="Source_20_Text">│ <text:s text:c="6"/>├── test_settings.py</text:span></text:p>
      <text:p text:style-name="Preformatted_20_Text"><text:span text:style-name="Source_20_Text">│ <text:s text:c="6"/>├── test_test.py</text:span></text:p>
      <text:p text:style-name="Preformatted_20_Text"><text:span text:style-name="Source_20_Text">│ <text:s text:c="6"/>└── test_timer.py</text:span></text:p>
      <text:p text:style-name="Preformatted_20_Text"><text:span text:style-name="Source_20_Text">├── pylintrc</text:span></text:p>
      <text:p text:style-name="Preformatted_20_Text"><text:span text:style-name="Source_20_Text">├── README.md</text:span></text:p>
      <text:p text:style-name="P15"><text:span text:style-name="Source_20_Text">└── .gitignore</text:span></text:p>
      <text:p text:style-name="P7">Ici, il est important de remarquer qu'on va lancer le projet avec la commande suivante, <text:span text:style-name="T1">depuis le dossier omission-git de base</text:span> :</text:p>
      <text:p text:style-name="P7"/>
      <text:p text:style-name="P46">python3 -m omission</text:p>
      <text:p text:style-name="P7"/>
      <text:p text:style-name="P7">Avec cette syntaxe, c'est le fichier <text:span text:style-name="T1">__main__.py </text:span>du dossier visé qui est lancé, mais le <text:span text:style-name="T1">current directory </text:span>qui sera donc considéré en premier dans l'<text:span text:style-name="T1">import path </text:span>Python est bien <text:span text:style-name="T1">omission-git</text:span> (et non omission, qui contient le code source, packages...).</text:p>
      <text:p text:style-name="P7"/>
      <text:p text:style-name="P8"><text:span text:style-name="T4">Bref, avec cette structure de dossiers, imaginons que je veuille utiliser une classe </text:span><text:span text:style-name="T5">GameMode </text:span><text:span text:style-name="T4">définie dans le module </text:span><text:span text:style-name="Source_20_Text">omission/common/game_enums.py</text:span>, dans mon module <text:span text:style-name="Source_20_Text">omission/data/game_round_settings.py</text:span> ; dans ce dernier, on peut encore une fois utiliser des imports absolus :</text:p>
      <text:p text:style-name="P8"/>
      <text:p text:style-name="P20"><text:span text:style-name="T13">from</text:span> <text:span text:style-name="T8">omission.common.game_enums</text:span> <text:span text:style-name="T13">import</text:span> <text:span text:style-name="T8">GameMode</text:span></text:p>
      <text:p text:style-name="P8"/>
      <text:p text:style-name="P8">Il aurait été impossible d'essayer d'importer par exemple <text:span text:style-name="T37">from common.game_enums import GameMode</text:span>, rappelons-nous que le <text:span text:style-name="T1">path </text:span><text:span text:style-name="T2">placé dans l'</text:span><text:span text:style-name="T1">import path </text:span><text:span text:style-name="T2">Python est celui de notre dossier de base, </text:span><text:span text:style-name="T1">omission-git</text:span><text:span text:style-name="T2">, qui ne contient pas directement </text:span><text:span text:style-name="T1">common</text:span><text:span text:style-name="T2"> !</text:span></text:p>
      <text:p text:style-name="P8"><text:span text:style-name="T2"/></text:p>
      <text:p text:style-name="P8"><text:span text:style-name="T2">On peut cependant, comme d'habitude, également passer par des </text:span><text:span text:style-name="T1">imports relatifs</text:span><text:span text:style-name="T2"> :</text:span></text:p>
      <text:p text:style-name="P8"><text:span text:style-name="T2"/></text:p>
      <text:p text:style-name="P20"><text:span text:style-name="T14">from</text:span><text:span text:style-name="T2"> .</text:span><text:span text:style-name="T12">.common.game_enums</text:span><text:span text:style-name="T2"> </text:span><text:span text:style-name="T14">import</text:span><text:span text:style-name="T2"> </text:span><text:span text:style-name="T12">GameMode</text:span></text:p>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42M49S</meta:editing-duration>
    <meta:editing-cycles>4</meta:editing-cycles>
    <meta:generator>OpenOffice/4.1.11$Win32 OpenOffice.org_project/4111m1$Build-9808</meta:generator>
    <dc:date>2022-04-06T19:42:03.59</dc:date>
    <meta:document-statistic meta:table-count="0" meta:image-count="3" meta:object-count="0" meta:page-count="9" meta:paragraph-count="209" meta:word-count="2014" meta:character-count="13044"/>
    <meta:user-defined meta:name="Info 1"/>
    <meta:user-defined meta:name="Info 2"/>
    <meta:user-defined meta:name="Info 3"/>
    <meta:user-defined meta:name="Info 4"/>
  </office:meta>
</office:document-meta>
</file>